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subtitle">
      <style:graphic-properties draw:fill-color="#ffffff" draw:textarea-horizontal-align="right" fo:min-height="9.261cm" loext:decorative="false"/>
      <style:paragraph-properties style:writing-mode="lr-tb"/>
    </style:style>
    <style:style style:name="pr2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Midnightblue-title">
      <style:graphic-properties fo:min-height="0.101cm" loext:decorative="false"/>
      <style:paragraph-properties style:writing-mode="lr-tb"/>
    </style:style>
    <style:style style:name="pr4" style:family="presentation" style:parent-style-name="Midnightblue-outline1">
      <style:graphic-properties fo:min-height="0.1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 xml:id="id1" draw:id="id1">
        <office:forms form:automatic-focus="false" form:apply-design-mode="false"/>
        <draw:frame presentation:style-name="pr1" draw:text-style-name="P2" draw:layer="layout" svg:width="26cm" svg:height="9.261cm" svg:x="1cm" svg:y="7.875cm" presentation:class="subtitle" presentation:user-transformed="true">
          <draw:text-box>
            <text:p text:style-name="P1"><text:span text:style-name="T1"/></text:p>
            <text:p text:style-name="P1"><text:span text:style-name="T2">Own Your OSINT</text:span></text:p>
            <text:p text:style-name="P1"><text:span text:style-name="T3">How to Minimize Your Digital Footprint</text:span></text:p>
            <text:p text:style-name="P1"><text:span text:style-name="T1"/></text:p>
            <text:p text:style-name="P1"><text:span text:style-name="T4">by RealAsira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5">Open-source intelligence (or OSINT) is exactly what is sounds like ... intelligence or </text:span><text:span text:style-name="T5">information that is open-source or publicly available. OSINT techniques and tools </text:span><text:span text:style-name="T5">are therefore used to create a profile of who someone is.</text:span></text:p>
                <text:p text:style-name="P4"><text:span text:style-name="T5">OSINT Profiles may include data as simple as social media accounts/posts or </text:span><text:span text:style-name="T5">damning as a personal addresses, familial ties, birthdate, phone numbers, etc...</text:span></text:p>
                <text:p text:style-name="P4"><text:span text:style-name="T5">Last month, redacted brilliantly demonstrated some of the OSINT tools that are </text:span><text:span text:style-name="T5">available to help profile someone. During that demonstration he voluntarily doxxed </text:span><text:span text:style-name="T5">information about himself and another participant. I then volunteered to have him </text:span><text:span text:style-name="T5">produce a profile on me. Turns out, I'm pretty well hidden so I was invited to teach </text:span><text:span text:style-name="T5">a follow-up on how to practice privacy and security. So welcome to the workshop, </text:span><text:span text:style-name="T5">"Own Your Open Source Intelligence: How To Minimize Your Digital Footprint". 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genda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6">A brief review of OSINT tools/techniques</text:span></text:p>
              </text:list-item>
              <text:list-item>
                <text:p text:style-name="P4"><text:span text:style-name="T6">Practical steps you can start taking today to enhance your privacy</text:span></text:p>
              </text:list-item>
              <text:list-item>
                <text:p text:style-name="P4"><text:span text:style-name="T6">Techniques you can use to reduce your digital footprint</text:span></text:p>
              </text:list-item>
              <text:list-item>
                <text:p text:style-name="P4"><text:span text:style-name="T6">How to protect against OSINT-based targeting (and therefore minimize </text:span><text:span text:style-name="T6">your doxxability)</text:span></text:p>
              </text:list-item>
              <text:list-item>
                <text:p text:style-name="P4"><text:span text:style-name="T6">How to audit your own information that you've unwittingly open-sourced</text:span></text:p>
              </text:list-item>
              <text:list-item>
                <text:p text:style-name="P4"><text:span text:style-name="T6">Best practices for security regarding you and your data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Disclaimer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7">It’s important to note that OSINT should always be conducted ethically and legally. The techniques </text:span><text:span text:style-name="T7">demonstrated will focus on using publicly available information without infringing on privacy or </text:span><text:span text:style-name="T7">breaking any laws.</text:span></text:p>
                <text:p text:style-name="P4"><text:span text:style-name="T7">OSINT can be incredibly invasive if misused. Always ensure that your activities comply with legal </text:span><text:span text:style-name="T7">standards and respect individual privacy. Targeting people without their consent is unethical and </text:span><text:span text:style-name="T7">often can be illegal.</text:span></text:p>
                <text:p text:style-name="P4"><text:span text:style-name="T7">Participating in this event does not imply endorsement of any unethical or illegal activities. The goal </text:span><text:span text:style-name="T7">is to educate and inform about the capabilities and applications of OSINT, and how to protect yourself </text:span><text:span text:style-name="T7">against bad actors, in a responsible manner.</text:span></text:p>
                <text:p text:style-name="P4"><text:span text:style-name="T7">Furthermore, I offer no legal advice here. To the best of my knowledge and understanding, I'm only </text:span><text:span text:style-name="T7">offering information that is entirely legal but it is up to you to validate that. 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OSINT Exposes</text:p>
          </draw:text-box>
        </draw:frame>
        <draw:frame presentation:style-name="pr7" draw:layer="layout" svg:width="12.97cm" svg:height="10.5cm" svg:x="1cm" svg:y="4.125cm" presentation:class="outline" presentation:user-transformed="true">
          <draw:text-box>
            <text:list text:style-name="L2">
              <text:list-item>
                <text:p>Full Name</text:p>
              </text:list-item>
              <text:list-item>
                <text:p>Birthdate</text:p>
              </text:list-item>
              <text:list-item>
                <text:p>Location</text:p>
              </text:list-item>
              <text:list-item>
                <text:p>Employment</text:p>
              </text:list-item>
              <text:list-item>
                <text:p>Family, Friends</text:p>
              </text:list-item>
              <text:list-item>
                <text:p>Public Records (Legal)</text:p>
              </text:list-item>
              <text:list-item>
                <text:p>Social Media</text:p>
              </text:list-item>
            </text:list>
          </draw:text-box>
        </draw:frame>
        <draw:frame presentation:style-name="pr7" draw:layer="layout" svg:width="12.97cm" svg:height="10.5cm" svg:x="13.97cm" svg:y="4.125cm" presentation:class="outline" presentation:user-transformed="true">
          <draw:text-box>
            <text:list text:style-name="L2">
              <text:list-item>
                <text:p>Financial (Sometimes)</text:p>
              </text:list-item>
              <text:list-item>
                <text:p>Metadata</text:p>
              </text:list-item>
              <text:list-item>
                <text:p>Domain Information</text:p>
              </text:list-item>
              <text:list-item>
                <text:p>Email</text:p>
              </text:list-item>
              <text:list-item>
                <text:p>Phone Numbers</text:p>
              </text:list-item>
              <text:list-item>
                <text:p>and</text:p>
              </text:list-item>
              <text:list-item>
                <text:p>more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Get Hooked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Story of my “bug friend” … he asked me to doxx him using just a little information to start. I had his gamertag, DNS Provider, and some nearby stores he shops at.</text:p>
                <text:p>I found: his name, birthdate, several addresses, employment history, friends &amp; family (didn’t dig into), marriage record, domain information, phone numbers, email addresses, private websites and Github accounts.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is Privacy? Security?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ivacy – The right and ability to control information about yourself.</text:p>
              </text:list-item>
              <text:list-item>
                <text:p>Security – The protection of systems, information, and assets.</text:p>
              </text:list-item>
              <text:list-item>
                <text:p>That is, mechanisms of security are used to ensure privacy. Privacy and security go hand in hand.</text:p>
              </text:list-item>
            </text:list>
            <text:p/>
            <text:p/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n’t Sprint, Jog</text:p>
          </draw:text-box>
        </draw:frame>
        <draw:frame presentation:style-name="pr7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5">Privacy and security are a marathon, not a sprint. About a decade ago I became </text:span><text:span text:style-name="T5">curious to see what information I could discover about myself online. At the time I </text:span><text:span text:style-name="T5">was a minor but still found my full name, my birthdate, home address, and links </text:span><text:span text:style-name="T5">connecting “anonymous” profiles back to me.</text:span></text:p>
                <text:p text:style-name="P5"><text:span text:style-name="T5">I promise it won’t take you a decade to get to a point of achieving security and </text:span><text:span text:style-name="T5">privacy that aligns with your threat model, so long as you keep at it.</text:span></text:p>
                <text:p text:style-name="P5"><text:span text:style-name="T5">Remember, you don’t need to do everything I’m about to teach or that are in the </text:span><text:span text:style-name="T5">resources; your threat model is going to be different than mine. You may tolerate </text:span><text:span text:style-name="T5">more or fewer privacy “holes” than I do.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xml:id="id9" draw:id="id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reat Model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protecting? (Data, yourself)</text:p>
              </text:list-item>
              <text:list-item>
                <text:p>From whom?</text:p>
              </text:list-item>
              <text:list-item>
                <text:p>Risk likelihood?</text:p>
              </text:list-item>
              <text:list-item>
                <text:p>What are the consequences of failing?</text:p>
              </text:list-item>
              <text:list-item>
                <text:p>How much trouble are you willing to go through?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xml:id="id10" draw:id="id1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nitial Privacy Audit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 the “Privacy Audit worksheet.”</text:p>
              </text:list-item>
              <text:list-item>
                <text:p>Use OSINT tools to dig up as much public info as you can</text:p>
              </text:list-item>
              <text:list-item>
                <text:p>Record on the Privacy Audit worksheet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xml:id="id11" draw:id="id1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asics of Personal Securit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Password Manager</text:p>
              </text:list-item>
              <text:list-item>
                <text:p>2FA &amp; Hardware Keys</text:p>
              </text:list-item>
              <text:list-item>
                <text:p>VPN &amp; Internet Safety</text:p>
              </text:list-item>
              <text:list-item>
                <text:p>Biometrics?</text:p>
              </text:list-item>
              <text:list-item>
                <text:p>Carrying “Risky” Data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xml:id="id12" draw:id="id1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asics of Personal Privac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elete your social media … or make it entirely anonymous if you must have it</text:p>
              </text:list-item>
              <text:list-item>
                <text:p>Privacy-oriented web-browser</text:p>
              </text:list-item>
              <text:list-item>
                <text:p>Privacy-oriented search engine</text:p>
              </text:list-item>
              <text:list-item>
                <text:p>When you give data, it’s “public” forever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xml:id="id13" draw:id="id1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udit Your Digital Servic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etermine EVERY digital service you’ve EVER used. Record the username, password, and email into your password manager.</text:p>
              </text:list-item>
              <text:list-item>
                <text:p>Don’t change them yet.</text:p>
              </text:list-item>
              <text:list-item>
                <text:p>Decide what each services offers you. Is it worth keeping? Can you find an alternative for privacy? De-FAANG.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xml:id="id14" draw:id="id1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liminate Services by Finding Alternativ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><text:span text:style-name="T8">Using Cloud Storage as an example</text:span></text:p>
              </text:list-header>
              <text:list-item>
                <text:p>Virtually every online service has alternatives. Consider:</text:p>
              </text:list-item>
              <text:list-item>
                <text:p text:style-name="P7">Use an offline option</text:p>
              </text:list-item>
              <text:list-item>
                <text:p>Consider self-hosting (NextCloud/FileBrowser)</text:p>
              </text:list-item>
              <text:list-item>
                <text:p>Privacy-oriented (Proton)</text:p>
              </text:list-item>
              <text:list-item>
                <text:p>Not linked to anything else, anonymous information (Anonymous Google)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xml:id="id15" draw:id="id1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liminate Services by Deleting Your Dat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elete whatever information you can</text:p>
              </text:list-item>
              <text:list-item>
                <text:p>Replace remaining information with false info</text:p>
              </text:list-item>
              <text:list-item>
                <text:p>Request account deletion (delete button, from privacy page, send an email)</text:p>
              </text:list-item>
              <text:list-item>
                <text:p>Delete legally protected info after retention frame ends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xml:id="id16" draw:id="id1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etter Password Management, 2F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Change all your usernames to be entirely unique and anonymous … in way tied to you.</text:p>
              </text:list-item>
              <text:list-item>
                <text:p>Change all your passwords to be entirely unique. Use a random password generator with mixed-case, numbers, and symbols.</text:p>
              </text:list-item>
              <text:list-item>
                <text:p>Use 2FA absolutely everywhere … NO passkeys (biometrics)</text:p>
              </text:list-item>
              <text:list-item>
                <text:p>Consider a second 2FA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xml:id="id17" draw:id="id1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bfuscate Your Data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For whatever online services you have opted into, obfuscate your data.</text:p>
              </text:list-item>
              <text:list-item>
                <text:p>If they don’t need real data legally … don’t give it to them. Give them something made up.</text:p>
              </text:list-item>
              <text:list-item>
                <text:p>Word of warning: This can make online shopping MUCH more difficult, so carefully balance privacy with ability to shop online if needed. Consider shopping offline only.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xml:id="id18" draw:id="id1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mains for Email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One for IT Hosting</text:p>
              </text:list-item>
              <text:list-item>
                <text:p>One for anonymous professional usage</text:p>
              </text:list-item>
              <text:list-item>
                <text:p>Make sure the registration information is hidden</text:p>
              </text:list-item>
              <text:list-item>
                <text:p>SSL and HTTPS only</text:p>
              </text:list-item>
              <text:list-item>
                <text:p>Cloudflare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xml:id="id19" draw:id="id19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Cloudflare Domains, SSL, HTTP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xml:id="id20" draw:id="id2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ommended Email Alias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Use private-provider like Proton or Tuta</text:p>
              </text:list-item>
              <text:list-item>
                <text:p>“Root” email (sign in only)</text:p>
              </text:list-item>
              <text:list-item>
                <text:p>Private email (friends and family)</text:p>
              </text:list-item>
              <text:list-item>
                <text:p>Professional anonymous (contact@example.com)</text:p>
              </text:list-item>
              <text:list-item>
                <text:p>Professional real name (<text:a xlink:href="mailto:name@example.com" xlink:type="simple">name@example.com</text:a>)</text:p>
              </text:list-item>
              <text:list-item>
                <text:p>A variety of anonymous emails for online services</text:p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xml:id="id21" draw:id="id2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termine Which Services for Which Email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Take your list of used services + apps.</text:p>
              </text:list-item>
              <text:list-item>
                <text:p>Determine which services “belong” to which emails</text:p>
              </text:list-item>
              <text:list-item>
                <text:p>Detach single-sign on such as Google Sign-In.</text:p>
              </text:list-item>
              <text:list-item>
                <text:p>Update sign-in email to new one</text:p>
              </text:list-item>
              <text:list-item>
                <text:p>Use “Tracker Tag” (<text:a xlink:href="mailto:name+service@example.com" xlink:type="simple">name+service@example.com</text:a>)</text:p>
              </text:list-item>
              <text:list-item>
                <text:p>Consider forwarding service like passfwd.com or simplelogin.io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xml:id="id22" draw:id="id2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te Phone Number (VOIPs)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Find a provider such as voip.ms</text:p>
              </text:list-item>
              <text:list-item>
                <text:p>Avoid using your cell-service provided number</text:p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xml:id="id23" draw:id="id2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ommended Phone Alias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One “root” number … cell-service provider … never give</text:p>
              </text:list-item>
              <text:list-item>
                <text:p>One for friends a family</text:p>
              </text:list-item>
              <text:list-item>
                <text:p>One for employers</text:p>
              </text:list-item>
              <text:list-item>
                <text:p>One for shopping</text:p>
              </text:list-item>
              <text:list-item>
                <text:p>One for other online services</text:p>
              </text:list-item>
              <text:list-item>
                <text:p>619.364.0003</text:p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xml:id="id24" draw:id="id2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urchase Privac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Use cash</text:p>
              </text:list-item>
              <text:list-item>
                <text:p>Use each credit card you have at only one location</text:p>
              </text:list-item>
              <text:list-item>
                <text:p>Use services such as privacy.com to create “burner cards”</text:p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xml:id="id25" draw:id="id2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ail Forwarding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xml:id="id26" draw:id="id2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O vs CMRA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xml:id="id27" draw:id="id2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ublic Alia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If you aren’t required to legally identify yourself … don’t!</text:p>
              </text:list-item>
              <text:list-item>
                <text:p>Memorize alternate birthdate, VOIP number, address, and name.</text:p>
              </text:list-item>
              <text:list-item>
                <text:p text:style-name="P7">Consider carrying an alias “identity” card (e.g. idcreator.com) – never make it appear official, government issued, or to be legally identifying.</text:p>
              </text:list-item>
              <text:list-item>
                <text:p text:style-name="P7">Public-facing website to “authenticate” alias.</text:p>
              </text:list-item>
            </text:list>
          </draw:text-box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xml:id="id28" draw:id="id2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lias Disclaimer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 text:style-name="P4"><text:span text:style-name="T9">To reel it back in: DO NOT use an alias identity if you are legally </text:span><text:span text:style-name="T9">required to provide your legal information. This is especially </text:span><text:span text:style-name="T9">true for law enforcement, financial institutions, medical </text:span><text:span text:style-name="T9">institutions, age dependent establishments such as bars, etc... </text:span><text:span text:style-name="T9">In fact, you should print "not for legal identification" or some </text:span><text:span text:style-name="T9">other disqualifier on said card. Further, it is absolutely illegal to </text:span><text:span text:style-name="T9">put anything that my look like a legal identity, includes </text:span><text:span text:style-name="T9">anything that might indicate government, etc...</text:span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xml:id="id29" draw:id="id2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en Legal ID is Required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 text:style-name="P4"/>
              </text:list-header>
              <text:list-item>
                <text:p text:style-name="P4"><text:span text:style-name="T10">When you are required to give legal ID, avoid giving them your driver's </text:span><text:span text:style-name="T10">license. Shockingly, your passport is actually a lot more private and </text:span><text:span text:style-name="T10">secure than you driver's license and it is technically more "validated by </text:span><text:span text:style-name="T10">the government". This is great for employment, age-regulated </text:span><text:span text:style-name="T10">establishments, financial and medical institutions, etc.</text:span></text:p>
              </text:list-item>
            </text:list>
          </draw:text-box>
        </draw:frame>
        <anim:par presentation:node-type="timing-root">
          <anim:par smil:begin="id2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xml:id="id30" draw:id="id3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state Planning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Prepare a will</text:p>
              </text:list-item>
              <text:list-item>
                <text:p>Prepare funeral plans</text:p>
              </text:list-item>
              <text:list-item>
                <text:p>Review them regularly</text:p>
              </text:list-item>
              <text:list-item>
                <text:p>Get an estate-planning attorney</text:p>
              </text:list-item>
            </text:list>
          </draw:text-box>
        </draw:frame>
        <anim:par presentation:node-type="timing-root">
          <anim:par smil:begin="id3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xml:id="id31" draw:id="id3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vice Privacy and Security</text:p>
          </draw:text-box>
        </draw:frame>
        <draw:frame presentation:style-name="pr7" draw:text-style-name="P8" draw:layer="layout" svg:width="26cm" svg:height="10.5cm" svg:x="1cm" svg:y="4.125cm" presentation:class="outline">
          <draw:text-box>
            <text:list text:style-name="L2">
              <text:list-header>
                <text:p>Devices are not friendly by default</text:p>
              </text:list-header>
              <text:list-item>
                <text:p>They want to steal and sell your info</text:p>
              </text:list-item>
              <text:list-item>
                <text:p>Start owning your devices … don’t let them own you!</text:p>
                <text:p/>
              </text:list-item>
              <text:list-item>
                <text:p>Properly configured firewall &amp; VPN</text:p>
              </text:list-item>
              <text:list-item>
                <text:p>Disable startup apps</text:p>
              </text:list-item>
              <text:list-item>
                <text:p>Remove unnecessary apps</text:p>
              </text:list-item>
            </text:list>
          </draw:text-box>
        </draw:frame>
        <anim:par presentation:node-type="timing-root">
          <anim:par smil:begin="id3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xml:id="id32" draw:id="id3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witch to Linux!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Linux is simply the best option when it comes to privacy</text:p>
              </text:list-item>
              <text:list-item>
                <text:p>Find a flavor/fork you like and go from there</text:p>
              </text:list-item>
              <text:list-item>
                <text:p>There are privacy-hardened flavors such as Fedora, Qubes, Tails,UPR, Alpine, and Kali. Really any version of Linux is better than the alternatives tho, so find one you enjoy.</text:p>
              </text:list-item>
            </text:list>
          </draw:text-box>
        </draw:frame>
        <anim:par presentation:node-type="timing-root">
          <anim:par smil:begin="id3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xml:id="id33" draw:id="id3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n’t Switch to Linux!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Linux is becoming more and more compatible every day but it isn’t 100% there yet.</text:p>
              </text:list-item>
              <text:list-item>
                <text:p>Use a registry editor like O&amp;O Shutup 10 to lock down telemetry on your device. Regularly re-check the settings.</text:p>
              </text:list-item>
            </text:list>
          </draw:text-box>
        </draw:frame>
        <anim:par presentation:node-type="timing-root">
          <anim:par smil:begin="id3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xml:id="id34" draw:id="id3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ac Users are Screwed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Just … anything is better for your privacy than Apple. Literally anything.</text:p>
              </text:list-item>
            </text:list>
          </draw:text-box>
        </draw:frame>
        <anim:par presentation:node-type="timing-root">
          <anim:par smil:begin="id3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 xml:id="id35" draw:id="id3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obile Forensics Recap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 xml:id="id36" draw:id="id36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GrapheneOS for Mobil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Android is better for privacy but has Google telemetry baked in.</text:p>
              </text:list-item>
              <text:list-item>
                <text:p>Consider using GrapheneOS instead.</text:p>
              </text:list-item>
              <text:list-item>
                <text:p>The only thing I haven’t gotten to work on GrapheneOS is tap-to-pay and Galcon2; However, it WILL take work to get it set up and find alternatives to your apps in some cases.</text:p>
              </text:list-item>
            </text:list>
          </draw:text-box>
        </draw:frame>
        <anim:par presentation:node-type="timing-root">
          <anim:par smil:begin="id3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 xml:id="id37" draw:id="id3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OS Users are SCREWED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7">Again … anything is better for your privacy than Apple. Literally anything.</text:p>
              </text:list-item>
            </text:list>
          </draw:text-box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 xml:id="id38" draw:id="id3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o Smart Phone or Dumb Phone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 text:style-name="P4"><text:span text:style-name="T10">I would actually recommend having a smart phone because you can </text:span><text:span text:style-name="T10">use it for 2FA, VOIP, password management, and communication. You </text:span><text:span text:style-name="T10">could use a physical hardware key (or keys) instead of mobile-2FA, </text:span><text:span text:style-name="T10">have a dumb-phone with multiple SIMs, and keep password </text:span><text:span text:style-name="T10">management exclusively on your laptop/desktop ... but that is </text:span><text:span text:style-name="T10">extreme, unnecessary, and impractical for most people.</text:span></text:p>
              </text:list-header>
            </text:list>
          </draw:text-box>
        </draw:frame>
        <anim:par presentation:node-type="timing-root">
          <anim:par smil:begin="id3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 xml:id="id39" draw:id="id3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cy Audit Round 2 &amp; 3 &amp; 4 &amp; etc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 text:style-name="P7"><text:span text:style-name="T11">Regularly audit your information </text:span>(1-2 times/annum) </text:p>
              </text:list-item>
              <text:list-item>
                <text:p>Look for leaks</text:p>
              </text:list-item>
              <text:list-item>
                <text:p>Patch holes</text:p>
              </text:list-item>
              <text:list-item>
                <text:p>Replace information</text:p>
              </text:list-item>
              <text:list-item>
                <text:p>Delete accounts</text:p>
              </text:list-item>
              <text:list-item>
                <text:p>Etc</text:p>
              </text:list-item>
            </text:list>
          </draw:text-box>
        </draw:frame>
        <anim:par presentation:node-type="timing-root">
          <anim:par smil:begin="id3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 xml:id="id40" draw:id="id4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How to Maintain Your Privacy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Do you need this new services you’re considering?</text:p>
              </text:list-item>
              <text:list-item>
                <text:p>Is there an alternative?</text:p>
              </text:list-item>
              <text:list-item>
                <text:p>Is it worth giving up your info to be sold?</text:p>
              </text:list-item>
              <text:list-item>
                <text:p>How about obfuscated information?</text:p>
              </text:list-item>
              <text:list-item>
                <text:p>If you want to delete that account/info … what does the process look like?</text:p>
              </text:list-item>
              <text:list-item>
                <text:p>Regular audits! Patch leaks immediately … don’t ever reuse compromised data.</text:p>
              </text:list-item>
            </text:list>
          </draw:text-box>
        </draw:frame>
        <anim:par presentation:node-type="timing-root">
          <anim:par smil:begin="id4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 xml:id="id41" draw:id="id4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ap on OSINT Techniqu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 xml:id="id42" draw:id="id4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dditional OSINT and Privacy Resources</text:p>
          </draw:text-box>
        </draw:frame>
        <draw:frame presentation:style-name="pr7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6"><text:span text:style-name="T7">https://inteltechniques.com/ is my favorite spot to launch an OSINT profile. It also has links to the </text:span><text:span text:style-name="T7">OSINT Techniques and Extreme Privacy books for purchase. The OSINT Techniques book provides in </text:span><text:span text:style-name="T7">depth information on profiling publicly available information. Extreme Privacy details how to protect </text:span><text:span text:style-name="T7">yourself from it. It also has tools for starting an OSINT profile.</text:span></text:p>
              </text:list-item>
              <text:list-item>
                <text:p text:style-name="P6"><text:span text:style-name="T7">https://osintframework.com/ is another really good spot to start and OSINT profile and provides quite </text:span><text:span text:style-name="T7">a variety of tools to do so.</text:span></text:p>
              </text:list-item>
              <text:list-item>
                <text:p text:style-name="P6"><text:span text:style-name="T7">https://dnsdumpster.com/ and https://lookup.icann.org/en are my go-to's for investigating </text:span><text:span text:style-name="T7">information publically contained in website registration records.</text:span></text:p>
              </text:list-item>
              <text:list-item>
                <text:p text:style-name="P6"><text:span text:style-name="T7">https://www.iplocation.net/ is great for approximately geo-location an IP address (possibly gained </text:span><text:span text:style-name="T7">from DNS records).</text:span></text:p>
              </text:list-item>
              <text:list-item>
                <text:p text:style-name="P6"><text:span text:style-name="T7">https://github.com/krishpranav/maigret/ is an open-source tool for automagically creating a digital </text:span><text:span text:style-name="T7">profile from usernames.</text:span></text:p>
              </text:list-item>
              <text:list-item>
                <text:p text:style-name="P6"><text:span text:style-name="T7">https://usersearch.org/ is a great tool to quickly lookup where a username has been used.</text:span></text:p>
              </text:list-item>
            </text:list>
          </draw:text-box>
        </draw:frame>
        <anim:par presentation:node-type="timing-root">
          <anim:par smil:begin="id4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 xml:id="id43" draw:id="id4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ther Thought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 xml:id="id44" draw:id="id4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ank you for attending my Ted Talk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Yes really, thank you. I would be very sad if I came and presented to an empty room.</text:p>
              </text:list-item>
            </text:list>
          </draw:text-box>
        </draw:frame>
        <anim:par presentation:node-type="timing-root">
          <anim:par smil:begin="id4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0T17:45:54.452115000</meta:creation-date>
    <dc:description>This work is licensed under a Creative Commons 0 License.
It makes use of the works of Jun NOGATA.</dc:description>
    <meta:generator>LibreOffice/25.2.5.2$Windows_X86_64 LibreOffice_project/03d19516eb2e1dd5d4ccd751a0d6f35f35e08022</meta:generator>
    <dc:title>Midnightblue</dc:title>
    <meta:editing-duration>P2DT3H37M17S</meta:editing-duration>
    <meta:editing-cycles>41</meta:editing-cycles>
    <dc:date>2025-10-23T20:36:53.279551100</dc:date>
    <meta:document-statistic meta:object-count="226"/>
  </office:meta>
</office:document-meta>
</file>